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91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text-properties fo:font-size="14pt" style:font-size-asian="18pt" style:font-size-complex="18pt"/>
    </style:style>
    <style:style style:name="P2" style:family="paragraph">
      <style:paragraph-properties fo:text-align="center"/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72cm" svg:height="0.801cm" svg:x="16.178cm" svg:y="1.635cm">
          <draw:text-box>
            <text:p text:style-name="P1">Categories</text:p>
          </draw:text-box>
        </draw:frame>
        <draw:frame draw:style-name="gr1" draw:text-style-name="P1" draw:layer="layout" svg:width="3.872cm" svg:height="0.801cm" svg:x="16.178cm" svg:y="3.537cm">
          <draw:text-box>
            <text:p text:style-name="P1">Conferences</text:p>
          </draw:text-box>
        </draw:frame>
        <draw:frame draw:style-name="gr1" draw:text-style-name="P1" draw:layer="layout" svg:width="3.319cm" svg:height="0.801cm" svg:x="16.24cm" svg:y="5.279cm">
          <draw:text-box>
            <text:p text:style-name="P1">Churches</text:p>
          </draw:text-box>
        </draw:frame>
        <draw:rect draw:style-name="gr2" draw:text-style-name="P2" draw:id="id5" draw:layer="layout" svg:width="2.765cm" svg:height="0.635cm" svg:x="1.635cm" svg:y="5.445cm">
          <text:p text:style-name="P2">Sorahalli</text:p>
        </draw:rect>
        <draw:rect draw:style-name="gr2" draw:text-style-name="P2" draw:id="id3" draw:layer="layout" svg:width="3.872cm" svg:height="0.635cm" svg:x="9.89cm" svg:y="5.445cm">
          <text:p text:style-name="P2">Jeevan Joythi</text:p>
        </draw:rect>
        <draw:rect draw:style-name="gr2" draw:text-style-name="P2" draw:id="id2" draw:layer="layout" svg:width="6.084cm" svg:height="0.635cm" svg:x="1.635cm" svg:y="3.54cm">
          <text:p text:style-name="P2">North Karnataka Section</text:p>
        </draw:rect>
        <draw:rect draw:style-name="gr2" draw:text-style-name="P2" draw:id="id4" draw:layer="layout" svg:width="6.084cm" svg:height="0.635cm" svg:x="8.886cm" svg:y="3.54cm">
          <text:p text:style-name="P2">North Tamil Conference</text:p>
        </draw:rect>
        <draw:rect draw:style-name="gr2" draw:text-style-name="P2" draw:id="id6" draw:layer="layout" svg:width="6.35cm" svg:height="0.635cm" svg:x="4.175cm" svg:y="1.635cm">
          <text:p text:style-name="P2">South-central India Union</text:p>
        </draw:rect>
        <draw:rect draw:style-name="gr2" draw:text-style-name="P2" draw:id="id1" draw:layer="layout" svg:width="3.175cm" svg:height="0.635cm" svg:x="6.08cm" svg:y="5.445cm">
          <text:p text:style-name="P2">Yanagunda</text:p>
        </draw:rect>
        <draw:connector draw:style-name="gr3" draw:text-style-name="P2" draw:layer="layout" draw:type="curve" svg:x1="7.667cm" svg:y1="5.445cm" svg:x2="4.677cm" svg:y2="4.175cm" draw:start-shape="id1" draw:start-glue-point="0" draw:end-shape="id2" draw:end-glue-point="2" svg:d="m7667 5445c0-952-2990-318-2990-1270">
          <text:p/>
        </draw:connector>
        <draw:connector draw:style-name="gr3" draw:text-style-name="P2" draw:layer="layout" draw:type="curve" svg:x1="11.826cm" svg:y1="5.445cm" svg:x2="11.928cm" svg:y2="4.175cm" draw:start-shape="id3" draw:start-glue-point="0" draw:end-shape="id4" draw:end-glue-point="2" svg:d="m11826 5445c0-952 102-318 102-1270">
          <text:p/>
        </draw:connector>
        <draw:connector draw:style-name="gr3" draw:text-style-name="P2" draw:layer="layout" draw:type="curve" svg:x1="3.017cm" svg:y1="5.445cm" svg:x2="4.677cm" svg:y2="4.175cm" draw:start-shape="id5" draw:start-glue-point="0" draw:end-shape="id2" draw:end-glue-point="2" svg:d="m3017 5445c0-952 1660-318 1660-1270">
          <text:p/>
        </draw:connector>
        <draw:connector draw:style-name="gr3" draw:text-style-name="P2" draw:layer="layout" draw:type="curve" svg:x1="4.677cm" svg:y1="3.54cm" svg:x2="7.35cm" svg:y2="2.27cm" draw:start-shape="id2" draw:start-glue-point="0" draw:end-shape="id6" draw:end-glue-point="2" svg:d="m4677 3540c0-952 2673-318 2673-1270">
          <text:p/>
        </draw:connector>
        <draw:connector draw:style-name="gr3" draw:text-style-name="P2" draw:layer="layout" draw:type="curve" svg:x1="11.928cm" svg:y1="3.54cm" svg:x2="7.35cm" svg:y2="2.27cm" draw:start-shape="id4" draw:start-glue-point="0" draw:end-shape="id6" draw:end-glue-point="2" svg:d="m11928 3540c0-952-4578-318-4578-1270">
          <text:p/>
        </draw:connector>
        <draw:line draw:style-name="gr4" draw:text-style-name="P2" draw:layer="layout" svg:x1="19.415cm" svg:y1="2.905cm" svg:x2="1cm" svg:y2="2.905cm">
          <text:p/>
        </draw:line>
        <draw:line draw:style-name="gr4" draw:text-style-name="P2" draw:layer="layout" svg:x1="1cm" svg:y1="4.81cm" svg:x2="19.415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ven Oxley</meta:initial-creator>
    <meta:creation-date>2009-04-01T16:49:38.32</meta:creation-date>
    <dc:date>2009-04-01T17:06:36</dc:date>
    <dc:creator>Steven Oxley</dc:creator>
    <meta:editing-duration>PT00H01M41S</meta:editing-duration>
    <meta:editing-cycles>1</meta:editing-cycles>
    <meta:document-statistic meta:object-count="16"/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